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style:font-name="Liberation Serif" fo:font-size="20pt" fo:font-weight="bold" style:font-size-asian="20pt" style:font-weight-asian="bold" style:font-size-complex="20pt" style:font-weight-complex="bold"/>
    </style:style>
    <style:style style:name="P2" style:family="paragraph" style:parent-style-name="Standard">
      <style:paragraph-properties fo:line-height="150%" fo:text-align="justify" style:justify-single-word="false"/>
      <style:text-properties style:font-name="Liberation Serif" fo:font-size="11pt" style:font-size-asian="11pt" style:font-size-complex="11pt"/>
    </style:style>
    <style:style style:name="P3" style:family="paragraph" style:parent-style-name="Standard">
      <style:paragraph-properties fo:line-height="150%" fo:text-align="end" style:justify-single-word="false"/>
      <style:text-properties style:font-name="Liberation Serif" fo:font-size="11pt" style:font-size-asian="11pt" style:font-size-complex="11pt"/>
    </style:style>
    <style:style style:name="P4" style:family="paragraph" style:parent-style-name="Standard">
      <style:paragraph-properties fo:line-height="150%" fo:text-align="justify" style:justify-single-word="false"/>
      <style:text-properties style:font-name="Liberation Serif" fo:font-size="11pt" officeooo:rsid="001ecb80" officeooo:paragraph-rsid="001ecb80" style:font-size-asian="11pt" style:font-size-complex="11pt"/>
    </style:style>
    <style:style style:name="T1" style:family="text">
      <style:text-properties fo:font-style="italic" style:font-style-asian="italic" style:font-style-complex="italic"/>
    </style:style>
    <style:style style:name="T2" style:family="text">
      <style:text-properties officeooo:rsid="001ecb80"/>
    </style:style>
    <style:style style:name="T3" style:family="text">
      <style:text-properties officeooo:rsid="002102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roblème de l'ethnocentrisme</text:p>
      <text:p text:style-name="P2"/>
      <text:p text:style-name="P2"><text:tab/>L’attitude la plus ancienne, et qui repose sans doute sur des fondements psychologiques solides puisqu’elle tend à réapparaître chez chacun de nous quand nous sommes placés dans une situation inattendue, consiste à répudier purement et simplement les formes culturelles : morales, religieuses, sociales, esthétiques, qui sont les plus éloignées de celles auxquelles nous nous identifions. « Habitudes de sauvages », « cela n’est pas de chez nous », « on ne devrait pas permettre cela », etc., autant de réactions grossières qui traduisent ce même frisson, cette même répulsion, en présence de manières de vivre, de croire ou de penser qui nous sont étrangères. Ainsi l’Antiquité confondait-elle tout ce qui ne participait pas de la culture grecque (puis gréco-romaine) sous le même nom de barbare ; la civilisation occidentale a ensuite utilisé le terme de sauvage dans le même sens. Or derrière ces épithètes se dissimule un même jugement : il est probable que le mot barbare se réfère étymologiquement à la confusion et à l’inarticulation du chant des oiseaux, opposées à la valeur signifiante du langage humain ; et sauvage, qui veut dire « de la forêt », évoque aussi un genre de vie animale, par opposition à la culture humaine. Dans les deux cas, on refuse d’admettre le fait même de la diversité culturelle ; on préfère rejeter hors de la culture, dans la nature, tout ce qui ne se conforme pas à la norme sous laquelle on vit.</text:p>
      <text:p text:style-name="P2"><text:tab/>(…) Cette attitude de pensée, au nom de laquelle on rejette les « sauvages » (ou tous ceux qu’on choisit de considérer comme tels) hors de l’humanité, est justement l’attitude la plus marquante et la plus distinctive de ces sauvages mêmes. (…) Dans les Grandes Antilles, quelques années après la découverte de l’Amérique, pendant que les Espagnols envoyaient des commissions d’enquête pour rechercher si les indigènes possédaient ou non une âme, ces derniers s’employaient à immerger des blancs prisonniers afin de vérifier par une surveillance prolongée si leur cadavre était, ou non, sujet à la putréfaction.</text:p>
      <text:p text:style-name="P2"><text:tab/>Cette anecdote à la fois baroque et tragique illustre bien le paradoxe du relativisme culturel (que nous retrouverons ailleurs sous d’autres formes) : c’est dans la mesure même où l’on prétend établir une discrimination entre les cultures et les coutumes que l’on s’identifie le plus complètement avec celles qu’on essaye de nier. En refusant l’humanité à ceux qui apparaissent comme les plus « sauvages » ou « barbares » de ses représentants, on ne fait que leur emprunter une de leurs attitudes typiques. Le barbare, c’est d’abord l’homme qui croit à la barbarie.</text:p>
      <text:p text:style-name="P3">Lévi-Strauss, <text:span text:style-name="T1">Race et histoire</text:span> (1952), chap. 3</text:p>
      <text:p text:style-name="P2"/>
      <text:p text:style-name="P2">1. <text:span text:style-name="T2">D’où vient le mot de « barbare » ? Que fait celui qui utilise ce terme ?</text:span></text:p>
      <text:p text:style-name="P2">2. Relevez les phrases qui permettent de définir l'ethnocentrisme. Proposez votre propre définition.</text:p>
      <text:p text:style-name="P2">3. Que veut dire : "le barbare, c'est d'abord l'homme qui croit à la barbarie" ? (dernière phrase) <text:span text:style-name="T2">Expliquez ce que l’ethnocentrisme a de contradictoire.</text:span></text:p>
      <text:p text:style-name="P4">4. Sur quoi nos tendances ethnocentriques semblent-elles reposer ? Expliquez.</text:p>
      <text:p text:style-name="P2"><text:span text:style-name="T3">5</text:span>. Réflexion personnelle : est-il, selon vous, possible d'affirmer qu'une culture est supérieure à une autre ? Argumentez et illustrez.</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12-08T21:39:49.04</meta:creation-date>
    <dc:date>2022-09-29T15:10:49.446000000</dc:date>
    <meta:editing-duration>PT5H20M19S</meta:editing-duration>
    <meta:editing-cycles>5</meta:editing-cycles>
    <meta:generator>LibreOffice/7.3.1.3$Windows_X86_64 LibreOffice_project/a69ca51ded25f3eefd52d7bf9a5fad8c90b87951</meta:generator>
    <meta:document-statistic meta:table-count="0" meta:image-count="0" meta:object-count="0" meta:page-count="1" meta:paragraph-count="10" meta:word-count="527" meta:character-count="3229" meta:non-whitespace-character-count="2709"/>
  </office:meta>
</office:document-meta>
</file>